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f38c" officeooo:paragraph-rsid="001cf38c"/>
    </style:style>
    <style:style style:name="P2" style:family="paragraph" style:parent-style-name="Standard">
      <style:text-properties officeooo:rsid="001cf38c" officeooo:paragraph-rsid="001d2f1f"/>
    </style:style>
    <style:style style:name="P3" style:family="paragraph" style:parent-style-name="Standard">
      <style:text-properties fo:font-size="14pt" fo:font-weight="bold" officeooo:rsid="001cf38c" officeooo:paragraph-rsid="001cf38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cf38c" officeooo:paragraph-rsid="001d1ed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30459" officeooo:paragraph-rsid="0023045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77d6c" officeooo:paragraph-rsid="00277d6c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c2db3" officeooo:paragraph-rsid="002c2db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359fef" officeooo:paragraph-rsid="00359fef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d1ed7" officeooo:paragraph-rsid="001d1ed7"/>
    </style:style>
    <style:style style:name="P10" style:family="paragraph" style:parent-style-name="Standard">
      <style:text-properties officeooo:rsid="001d2f1f" officeooo:paragraph-rsid="001d2f1f"/>
    </style:style>
    <style:style style:name="P11" style:family="paragraph" style:parent-style-name="Standard">
      <style:text-properties style:font-name="Liberation Mono" fo:font-size="10pt" fo:font-weight="bold" officeooo:rsid="001cf38c" officeooo:paragraph-rsid="001cf38c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Liberation Mono" fo:font-size="10pt" fo:font-weight="bold" officeooo:rsid="001cf38c" officeooo:paragraph-rsid="001d1ed7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iberation Mono" fo:font-size="10pt" fo:font-weight="bold" officeooo:rsid="001cf38c" officeooo:paragraph-rsid="001d2f1f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iberation Mono" fo:font-size="10pt" fo:font-weight="bold" officeooo:rsid="001cf38c" officeooo:paragraph-rsid="00398121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Mono" fo:font-size="10pt" fo:font-weight="bold" officeooo:rsid="001ff3d8" officeooo:paragraph-rsid="001ff3d8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Liberation Mono" fo:font-size="9pt" fo:font-weight="bold" officeooo:rsid="001cf38c" officeooo:paragraph-rsid="00230459" style:font-size-asian="9pt" style:font-weight-asian="bold" style:font-size-complex="9pt" style:font-weight-complex="bold"/>
    </style:style>
    <style:style style:name="P17" style:family="paragraph" style:parent-style-name="Standard">
      <style:text-properties style:font-name="Liberation Mono" fo:font-size="9pt" fo:font-weight="bold" officeooo:rsid="001cf38c" officeooo:paragraph-rsid="0023f337" style:font-size-asian="9pt" style:font-weight-asian="bold" style:font-size-complex="9pt" style:font-weight-complex="bold"/>
    </style:style>
    <style:style style:name="P18" style:family="paragraph" style:parent-style-name="Standard">
      <style:text-properties style:font-name="Liberation Mono" fo:font-size="9pt" fo:font-weight="bold" officeooo:rsid="001cf38c" officeooo:paragraph-rsid="0025ba98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Liberation Mono" fo:font-size="9pt" fo:font-weight="bold" officeooo:rsid="001cf38c" officeooo:paragraph-rsid="002b3b24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Liberation Mono" fo:font-size="9pt" fo:font-weight="bold" officeooo:rsid="001cf38c" officeooo:paragraph-rsid="002c2db3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Liberation Mono" fo:font-size="9pt" fo:font-weight="bold" officeooo:rsid="001cf38c" officeooo:paragraph-rsid="002de0c2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Liberation Mono" fo:font-size="9pt" fo:font-weight="bold" officeooo:rsid="001cf38c" officeooo:paragraph-rsid="002ee0c9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Liberation Mono" fo:font-size="9pt" fo:font-weight="bold" officeooo:rsid="001cf38c" officeooo:paragraph-rsid="002f095d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Liberation Mono" fo:font-size="9pt" fo:font-weight="bold" officeooo:rsid="001cf38c" officeooo:paragraph-rsid="002f9176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Liberation Mono" fo:font-size="9pt" fo:font-weight="bold" officeooo:rsid="001cf38c" officeooo:paragraph-rsid="002fe929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Liberation Mono" fo:font-size="9pt" fo:font-weight="bold" officeooo:rsid="001cf38c" officeooo:paragraph-rsid="00303a58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Liberation Mono" fo:font-size="9pt" fo:font-weight="bold" officeooo:rsid="001cf38c" officeooo:paragraph-rsid="0031c7c5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Liberation Mono" fo:font-size="9pt" fo:font-weight="bold" officeooo:rsid="001cf38c" officeooo:paragraph-rsid="00359fef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Liberation Mono" fo:font-size="9pt" fo:font-weight="bold" officeooo:rsid="001cf38c" officeooo:paragraph-rsid="003884b2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Liberation Mono" fo:font-size="9pt" fo:font-weight="bold" officeooo:rsid="001cf38c" officeooo:paragraph-rsid="00390e36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Liberation Mono" fo:font-size="9pt" fo:font-weight="bold" officeooo:rsid="0025ba98" officeooo:paragraph-rsid="0025ba98" style:font-size-asian="9pt" style:font-weight-asian="bold" style:font-size-complex="9pt" style:font-weight-complex="bold"/>
    </style:style>
    <style:style style:name="P32" style:family="paragraph" style:parent-style-name="Standard">
      <style:text-properties officeooo:rsid="001ff3d8" officeooo:paragraph-rsid="001ff3d8"/>
    </style:style>
    <style:style style:name="P33" style:family="paragraph" style:parent-style-name="Standard">
      <style:text-properties fo:font-weight="bold" officeooo:rsid="001d2f1f" officeooo:paragraph-rsid="001d2f1f" style:font-weight-asian="bold" style:font-weight-complex="bold"/>
    </style:style>
    <style:style style:name="P34" style:family="paragraph" style:parent-style-name="Standard">
      <style:text-properties fo:font-weight="bold" officeooo:rsid="001d1ed7" officeooo:paragraph-rsid="001d1ed7" style:font-weight-asian="bold" style:font-weight-complex="bold"/>
    </style:style>
    <style:style style:name="P35" style:family="paragraph" style:parent-style-name="Standard">
      <style:text-properties fo:font-weight="bold" officeooo:rsid="0025ba98" officeooo:paragraph-rsid="0025ba98" style:font-weight-asian="bold" style:font-weight-complex="bold"/>
    </style:style>
    <style:style style:name="P36" style:family="paragraph" style:parent-style-name="Standard">
      <style:text-properties fo:font-weight="bold" officeooo:rsid="002c2db3" officeooo:paragraph-rsid="002c2db3" style:font-weight-asian="bold" style:font-weight-complex="bold"/>
    </style:style>
    <style:style style:name="P37" style:family="paragraph" style:parent-style-name="Standard">
      <style:text-properties officeooo:rsid="00217d63" officeooo:paragraph-rsid="00217d63"/>
    </style:style>
    <style:style style:name="P38" style:family="paragraph" style:parent-style-name="Standard">
      <style:text-properties officeooo:rsid="0023f337" officeooo:paragraph-rsid="0023f337"/>
    </style:style>
    <style:style style:name="P39" style:family="paragraph" style:parent-style-name="Standard">
      <style:text-properties officeooo:rsid="0024bf91" officeooo:paragraph-rsid="0024bf91"/>
    </style:style>
    <style:style style:name="P40" style:family="paragraph" style:parent-style-name="Standard">
      <style:text-properties officeooo:rsid="00230459" officeooo:paragraph-rsid="00230459"/>
    </style:style>
    <style:style style:name="P41" style:family="paragraph" style:parent-style-name="Standard">
      <style:text-properties officeooo:rsid="0025ba98" officeooo:paragraph-rsid="0025ba98"/>
    </style:style>
    <style:style style:name="P42" style:family="paragraph" style:parent-style-name="Standard">
      <style:text-properties officeooo:rsid="00294fe7" officeooo:paragraph-rsid="00294fe7"/>
    </style:style>
    <style:style style:name="P43" style:family="paragraph" style:parent-style-name="Standard">
      <style:text-properties officeooo:rsid="002a9000" officeooo:paragraph-rsid="002a9000"/>
    </style:style>
    <style:style style:name="P44" style:family="paragraph" style:parent-style-name="Standard">
      <style:text-properties officeooo:rsid="00277d6c" officeooo:paragraph-rsid="00277d6c"/>
    </style:style>
    <style:style style:name="P45" style:family="paragraph" style:parent-style-name="Standard">
      <style:text-properties officeooo:rsid="002b3b24" officeooo:paragraph-rsid="002b3b24"/>
    </style:style>
    <style:style style:name="P46" style:family="paragraph" style:parent-style-name="Standard">
      <style:text-properties officeooo:rsid="002c2db3" officeooo:paragraph-rsid="002c2db3"/>
    </style:style>
    <style:style style:name="P47" style:family="paragraph" style:parent-style-name="Standard">
      <style:text-properties officeooo:rsid="002f095d" officeooo:paragraph-rsid="002f095d"/>
    </style:style>
    <style:style style:name="P48" style:family="paragraph" style:parent-style-name="Standard">
      <style:text-properties officeooo:rsid="002f9176" officeooo:paragraph-rsid="002f9176"/>
    </style:style>
    <style:style style:name="P49" style:family="paragraph" style:parent-style-name="Standard">
      <style:text-properties officeooo:rsid="002fe929" officeooo:paragraph-rsid="002fe929"/>
    </style:style>
    <style:style style:name="P50" style:family="paragraph" style:parent-style-name="Standard">
      <style:text-properties officeooo:rsid="00303a58" officeooo:paragraph-rsid="00303a58"/>
    </style:style>
    <style:style style:name="P51" style:family="paragraph" style:parent-style-name="Standard">
      <style:text-properties officeooo:rsid="0031c7c5" officeooo:paragraph-rsid="0031c7c5"/>
    </style:style>
    <style:style style:name="P52" style:family="paragraph" style:parent-style-name="Standard">
      <style:text-properties officeooo:rsid="00359fef" officeooo:paragraph-rsid="00359fef"/>
    </style:style>
    <style:style style:name="P53" style:family="paragraph" style:parent-style-name="Standard">
      <style:text-properties officeooo:rsid="003810f4" officeooo:paragraph-rsid="003810f4"/>
    </style:style>
    <style:style style:name="P54" style:family="paragraph" style:parent-style-name="Standard">
      <style:text-properties officeooo:rsid="00390e36" officeooo:paragraph-rsid="00390e36"/>
    </style:style>
    <style:style style:name="P55" style:family="paragraph" style:parent-style-name="Standard">
      <style:text-properties officeooo:rsid="00398121" officeooo:paragraph-rsid="00398121"/>
    </style:style>
    <style:style style:name="P56" style:family="paragraph" style:parent-style-name="Preformatted_20_Text">
      <style:text-properties officeooo:rsid="001d1ed7" officeooo:paragraph-rsid="001d1ed7"/>
    </style:style>
    <style:style style:name="P57" style:family="paragraph" style:parent-style-name="Preformatted_20_Text">
      <style:text-properties officeooo:rsid="001d2f1f" officeooo:paragraph-rsid="001d2f1f"/>
    </style:style>
    <style:style style:name="P58" style:family="paragraph" style:parent-style-name="Standard">
      <loext:graphic-properties draw:fill="solid" draw:fill-color="#729fcf" draw:fill-image-width="0in" draw:fill-image-height="0in"/>
      <style:paragraph-properties fo:background-color="#729fcf" style:writing-mode="page"/>
      <style:text-properties style:font-name="Liberation Mono" fo:font-size="7pt" fo:font-weight="bold" officeooo:rsid="001cf38c" officeooo:paragraph-rsid="00277d6c" style:font-size-asian="7pt" style:font-weight-asian="bold" style:font-size-complex="7pt" style:font-weight-complex="bold"/>
    </style:style>
    <style:style style:name="P59" style:family="paragraph" style:parent-style-name="Standard">
      <style:text-properties fo:font-weight="bold" officeooo:rsid="0025ba98" officeooo:paragraph-rsid="0025ba98" style:font-weight-asian="bold" style:font-weight-complex="bold"/>
    </style:style>
    <style:style style:name="P60" style:family="paragraph" style:parent-style-name="Standard">
      <style:text-properties style:font-name="Liberation Mono" fo:font-size="9pt" fo:font-weight="bold" officeooo:rsid="001cf38c" officeooo:paragraph-rsid="00230459" style:font-size-asian="9pt" style:font-weight-asian="bold" style:font-size-complex="9pt" style:font-weight-complex="bold"/>
    </style:style>
    <style:style style:name="P61" style:family="paragraph" style:parent-style-name="Standard">
      <style:text-properties style:font-name="Liberation Serif1" fo:font-size="12pt" fo:font-weight="bold" officeooo:rsid="0025ba98" officeooo:paragraph-rsid="0025ba98" style:font-size-asian="12pt" style:font-weight-asian="bold" style:font-size-complex="12pt" style:font-weight-complex="bold"/>
    </style:style>
    <style:style style:name="T1" style:family="text">
      <style:text-properties officeooo:rsid="001d1ed7"/>
    </style:style>
    <style:style style:name="T2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Mono" fo:font-size="10pt" fo:font-weight="bold" officeooo:rsid="001cf38c" style:font-size-asian="10pt" style:font-weight-asian="bold" style:font-size-complex="10pt" style:font-weight-complex="bold"/>
    </style:style>
    <style:style style:name="T4" style:family="text">
      <style:text-properties style:font-name="Liberation Mono" fo:font-size="9pt" fo:font-weight="bold" officeooo:rsid="001cf38c" style:font-size-asian="9pt" style:font-weight-asian="bold" style:font-size-complex="9pt" style:font-weight-complex="bold"/>
    </style:style>
    <style:style style:name="T5" style:family="text">
      <style:text-properties officeooo:rsid="003720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de Red Dashboard</text:p>
      <text:p text:style-name="P1">Στο rasbian stretch είναι εγκατεστημένο το Node-Red V 0.19.4 και για να βάλουμε το dashboard κάνουμε τις εξής ενέργειες:</text:p>
      <text:p text:style-name="P11">sudo apt-get update</text:p>
      <text:p text:style-name="P11">sudo apt-get install npm</text:p>
      <text:p text:style-name="P11">cd ~/.node-red</text:p>
      <text:p text:style-name="P1"><text:span text:style-name="T2">sudo npm i -g </text:span><text:a xlink:type="simple" xlink:href="mailto:npm@2.x" text:style-name="Internet_20_link" text:visited-style-name="Visited_20_Internet_20_Link"><text:span text:style-name="T2">npm@2.x</text:span></text:a></text:p>
      <text:p text:style-name="P11">npm install node-red-dashboard</text:p>
      <text:p text:style-name="P1">Σταματά<text:span text:style-name="T1">με</text:span> το node-red με <text:span text:style-name="T2">node-red-stop</text:span> και το ξεκινά<text:span text:style-name="T1">με</text:span> με <text:span text:style-name="T2">node-red-start</text:span>.</text:p>
      <text:p text:style-name="P55">Για να εγκατασταθεί service:</text:p>
      <text:p text:style-name="P14">sudo systemctl enable nodered.service</text:p>
      <text:p text:style-name="P55">Αν θέλουμε να τρέχει με άλλον χρήστη και όχι τον pi, τότε διορθώνουμε το αρχείο:</text:p>
      <text:p text:style-name="P55">/lib/systemd/system/nodered.service</text:p>
      <text:p text:style-name="P55"/>
      <text:p text:style-name="P1"/>
      <text:p text:style-name="P4">Mosquitto</text:p>
      <text:p text:style-name="P12">sudo apt install -y mosquitto mosquitto-clients</text:p>
      <text:p text:style-name="P12"/>
      <text:p text:style-name="P9">Ενεργοποιούμε το service:</text:p>
      <text:p text:style-name="P12">sudo systemctl enable mosquitto.service</text:p>
      <text:p text:style-name="P32"/>
      <text:p text:style-name="P32">Αν θέλουμε να απενεργοποιήσουμε το service γράφουμε:</text:p>
      <text:p text:style-name="P15">sudo systemctl stop mosquitto.service</text:p>
      <text:p text:style-name="P15">sudo systemctl disable mosquitto.service</text:p>
      <text:p text:style-name="P9"/>
      <text:p text:style-name="P9">Έλεγχος έκδοσης</text:p>
      <text:p text:style-name="P12">mosquitto -v</text:p>
      <text:p text:style-name="P9">Επιστρέφει 1.4.10</text:p>
      <text:p text:style-name="P9"/>
      <text:p text:style-name="P9">Αν δεν βάλουμε το service και θέλουμε να τρέχει ως δαίμονας στο background γράφουμε:</text:p>
      <text:p text:style-name="P12">mosquitto -d</text:p>
      <text:p text:style-name="P9"/>
      <text:p text:style-name="P34">Συνδρομή σε Topic</text:p>
      <text:p text:style-name="P56"><text:span text:style-name="Strong_20_Emphasis"><text:span text:style-name="T3">mosquitto_sub -d -t testTopic</text:span></text:span></text:p>
      <text:p text:style-name="P9"/>
      <text:p text:style-name="P33">Δημοσίευση στο Topic</text:p>
      <text:p text:style-name="P10">Ανοίγουμε ένα ακόμη τερματικό και γράφουμε:</text:p>
      <text:p text:style-name="P57"><text:span text:style-name="Strong_20_Emphasis"><text:span text:style-name="T3">mosquitto_pub -d -t testTopic -m "Hello world!"</text:span></text:span></text:p>
      <text:p text:style-name="P10">Τότε στο πρώτο τερματικό θα δούμε:</text:p>
      <text:p text:style-name="P13">Client mosqsub/21899-smart_ras sending PINGREQ</text:p>
      <text:p text:style-name="P13">Client mosqsub/21899-smart_ras received PINGRESP</text:p>
      <text:p text:style-name="P13">Client mosqsub/21899-smart_ras received PUBLISH (d0, q0, r0, m0, 'testTopic', ... (12 bytes))</text:p>
      <text:p text:style-name="P13">Hello world!</text:p>
      <text:p text:style-name="P2"/>
      <text:p text:style-name="P37">Μπορούμε να ανοίξουμε και τρίτο τερματικό κάνοντας συνδρομή στο ίδιο topic. Αν από το 2ο τερματικό κάνουμε δημοσίευση, τότε αυτή θα εμφανιστεί στα τερματικά 1 και 3. </text:p>
      <text:p text:style-name="P37"/>
      <text:p text:style-name="P5">Voice recognition Google</text:p>
      <text:p text:style-name="P31">Για Raspberry PI:</text:p>
      <text:p text:style-name="P16">sudo apt-get install libportaudio0 libportaudio2 libportaudiocpp0 portaudio19-dev</text:p>
      <text:p text:style-name="P31">Για Debian i386:</text:p>
      <text:p text:style-name="P18">sudo apt-get install libportaudio2 libportaudiocpp0 portaudio19-dev</text:p>
      <text:p text:style-name="P18"/>
      <text:p text:style-name="P16">sudo apt-get install flac</text:p>
      <text:p text:style-name="P40"/>
      <text:p text:style-name="P35"/>
      <text:p text:style-name="P35"><text:soft-page-break/>Για Python 2.x</text:p>
      <text:p text:style-name="P16"/>
      <text:p text:style-name="P16">pip install pyaudio</text:p>
      <text:p text:style-name="P16"/>
      <text:p text:style-name="P61">Για Python 3.x</text:p>
      <text:p text:style-name="P16"/>
      <text:p text:style-name="P16">pip3 install pyaudio</text:p>
      <text:p text:style-name="P17">pip3 install SpeechRecognition</text:p>
      <text:p text:style-name="P38"/>
      <text:p text:style-name="P41">Αρχικά φτιάχνω ένα πρόγραμμα με όνομα test.py το οποίο εμφανίζει τις συσκευές ηχογράφησης:</text:p>
      <text:p text:style-name="P18">import speech_recognition as sr</text:p>
      <text:p text:style-name="P18">for index, name in enumerate(sr.Microphone.list_microphone_names()):</text:p>
      <text:p text:style-name="P18"><text:s text:c="4"/>print("Microphone with name \"{1}\" found for `Microphone(device_index={0})`".format(index, name))</text:p>
      <text:p text:style-name="P42">Με το alsamixer ρυθμίζω επίπεδα για capture. Από το audacity ελέγχω την ένταση και το ποσοστό του θορύβου.</text:p>
      <text:p text:style-name="P42"/>
      <text:p text:style-name="P39"/>
      <text:p text:style-name="P6">Text To Speech (T.T.S)</text:p>
      <text:p text:style-name="P58">import os, <text:s/>subprocess, urllib</text:p>
      <text:p text:style-name="P58"/>
      <text:p text:style-name="P58">def getGoogleSpeechURL(phrase):</text:p>
      <text:p text:style-name="P58"><text:s text:c="4"/>googleTranslateURL = "http://translate.google.com/translate_tts?ie=UTF-8&amp;client=tw-ob&amp;tl=el&amp;"</text:p>
      <text:p text:style-name="P58"><text:s text:c="4"/>parameters = {'q': phrase}</text:p>
      <text:p text:style-name="P58"><text:s text:c="4"/>data = urllib.parse.urlencode(parameters)</text:p>
      <text:p text:style-name="P58"><text:s text:c="4"/>googleTranslateURL = "%s%s" % (googleTranslateURL,data)</text:p>
      <text:p text:style-name="P58"><text:s text:c="4"/>return googleTranslateURL</text:p>
      <text:p text:style-name="P58"/>
      <text:p text:style-name="P58">def speakSpeechFromText(phrase):</text:p>
      <text:p text:style-name="P58"><text:s text:c="4"/>googleSpeechURL = getGoogleSpeechURL(phrase)</text:p>
      <text:p text:style-name="P58"><text:s text:c="4"/>print(googleSpeechURL)</text:p>
      <text:p text:style-name="P58"><text:s text:c="4"/>#Raspberry PI</text:p>
      <text:p text:style-name="P58"><text:s text:c="4"/>#subprocess.call(["mplayer",googleSpeechURL], shell=False, stdout=subprocess.PIPE, stderr=subprocess.PIPE)</text:p>
      <text:p text:style-name="P58"><text:s text:c="4"/>#Debian i386</text:p>
      <text:p text:style-name="P58"><text:s text:c="4"/>subprocess.Popen(["mplayer", "-really-quiet", googleSpeechURL], shell=False, stdout=subprocess.PIPE, stderr=subprocess.PIPE)</text:p>
      <text:p text:style-name="P58"><text:s text:c="4"/></text:p>
      <text:p text:style-name="P58">speakSpeechFromText("Καλημέρα παιδιά. Τι κάνετε;")</text:p>
      <text:p text:style-name="P44"/>
      <text:p text:style-name="P45">Εναλλακτικά για offline μπορώ να χρησιμοποιήσω το espeak το οποίο μιλάει ελληνικά με ρομποτική φωνή.</text:p>
      <text:p text:style-name="P19">sudo apt-get install espeak</text:p>
      <text:p text:style-name="P43"/>
      <text:p text:style-name="P43">Για Google Assistant στα Αγγλικά ακολουθώ τις οδηγίες εδώ:</text:p>
      <text:p text:style-name="P43"><text:a xlink:type="simple" xlink:href="https://github.com/google/aiyprojects-raspbian/blob/aiyprojects/HACKING.md" text:style-name="Internet_20_link" text:visited-style-name="Visited_20_Internet_20_Link">https://github.com/google/aiyprojects-raspbian/blob/aiyprojects/HACKING.md</text:a></text:p>
      <text:p text:style-name="P43"/>
      <text:p text:style-name="P7">OpenHab2</text:p>
      <text:p text:style-name="P20">sudo apt-get install mc</text:p>
      <text:p text:style-name="P20">sudo apt-get install screen</text:p>
      <text:p text:style-name="P20">wget -qO - 'https://bintray.com/user/downloadSubjectPublicKey?username=openhab' | sudo apt-key add -</text:p>
      <text:p text:style-name="P20">sudo apt-get install apt-transport-https</text:p>
      <text:p text:style-name="P20">echo 'deb https://dl.bintray.com/openhab/apt-repo2 stable main' | sudo tee /etc/apt/sources.list.d/openhab2.list</text:p>
      <text:p text:style-name="P20">sudo apt-get update</text:p>
      <text:p text:style-name="P20">sudo apt-get install openhab2</text:p>
      <text:p text:style-name="P21">sudo apt-get install openhab2-addons</text:p>
      <text:p text:style-name="P46"/>
      <text:p text:style-name="P36">Εγκατάσταση υπηρεσίας και εκκίνηση</text:p>
      <text:p text:style-name="P22">sudo systemctl start openhab2.service</text:p>
      <text:p text:style-name="P22">sudo systemctl status openhab2.service</text:p>
      <text:p text:style-name="P22"/>
      <text:p text:style-name="P23">sudo systemctl daemon-reload</text:p>
      <text:p text:style-name="P23">sudo systemctl enable openhab2.service</text:p>
      <text:p text:style-name="P47"/>
      <text:p text:style-name="P47"><text:a xlink:type="simple" xlink:href="http://localhost:8080/" text:style-name="Internet_20_link" text:visited-style-name="Visited_20_Internet_20_Link">http://localhost:8080</text:a></text:p>
      <text:p text:style-name="P47"/>
      <text:p text:style-name="P48"><text:soft-page-break/>Για να δούμε πληροφορίες για το service</text:p>
      <text:p text:style-name="P24">sudo systemctl status openhab2.service</text:p>
      <text:p text:style-name="P48"/>
      <text:p text:style-name="P48">Για να επανεκκινήσουμε το service</text:p>
      <text:p text:style-name="P24">sudo systemctl restart openhab2.service</text:p>
      <text:p text:style-name="P48"/>
      <text:p text:style-name="P48">Για να σταματήσουμε</text:p>
      <text:p text:style-name="P24">sudo systemctl stop openhab2.service</text:p>
      <text:p text:style-name="P48"/>
      <text:p text:style-name="P49">Για να δούμε το log από την τελευταία εκκίνηση</text:p>
      <text:p text:style-name="P25">sudo journalctl -u openhab2.service -b</text:p>
      <text:p text:style-name="P49"/>
      <text:p text:style-name="P50">Εγκατάσταση υπηρεσίας κατά το ξεκίνημα</text:p>
      <text:p text:style-name="P26">sudo systemctl daemon-reload</text:p>
      <text:p text:style-name="P26">sudo systemctl enable openhab2.service</text:p>
      <text:p text:style-name="P50"/>
      <text:p text:style-name="P50">Απεγκατάσταση υπηρεσίας</text:p>
      <text:p text:style-name="P26">sudo systemctl disable openhab2.service</text:p>
      <text:p text:style-name="P50"/>
      <text:p text:style-name="P51">Απεγκατάσταση</text:p>
      <text:p text:style-name="P27">sudo apt-get purge openhab2*</text:p>
      <text:p text:style-name="P27">sudo rm /etc/apt/sources.list.d/openhab2.list</text:p>
      <text:p text:style-name="P51"/>
      <text:p text:style-name="P8">SSH Server και VNC</text:p>
      <text:p text:style-name="P52">Αρχικά από <text:span text:style-name="T4">raspi-config</text:span> και μετά Interfacing Options ενεργοποιώ τον SSH server.</text:p>
      <text:p text:style-name="P52"/>
      <text:p text:style-name="P52">Εγκαθιστώ το Real VNC με :</text:p>
      <text:p text:style-name="P28">sudo apt-get install realvnc-vnc-server realvnc-vnc-viewer</text:p>
      <text:p text:style-name="P52"/>
      <text:p text:style-name="P52">Επειδή δεν ξεκινώ σε γραφικό περιβάλλον πρέπει να δημιουργηθεί virtual desktop. Έτσι από ssh γράφω:</text:p>
      <text:p text:style-name="P28">vncserver :1 -geometry 1280x1024</text:p>
      <text:p text:style-name="P52"/>
      <text:p text:style-name="P52">Από VNC client γράφω <text:span text:style-name="T5">διεύθυνση server και :οθόνη. Για παράδειγμα 192.168.42.36:1</text:span></text:p>
      <text:p text:style-name="P52"/>
      <text:p text:style-name="P53">Για να σταματήσω τον VNC server γράφω:</text:p>
      <text:p text:style-name="P29">vncserver -kill :1</text:p>
      <text:p text:style-name="P53"><text:s/></text:p>
      <text:p text:style-name="P54">Επειδή ο δείκτης του ποντικιού είναι ‘X’ όπως στα X-Windows και θέλουμε κανονικό δείκτη, τότε φτιάχνουμε στο ~ αρχείο με όνομα .xsessionrc</text:p>
      <text:p text:style-name="P30">nano .xsessionrc</text:p>
      <text:p text:style-name="P54">Και γράφουμε γραμμή:</text:p>
      <text:p text:style-name="P30">xsetroot -cursor_name left_ptr&amp;</text:p>
      <text:p text:style-name="P54"/>
      <text:p text:style-name="P54">Αλλάζουμε δικαιώματα:</text:p>
      <text:p text:style-name="P30">chmod ugo+x .xsessionrc</text:p>
      <text:p text:style-name="P54"/>
      <text:p text:style-name="P54">Σταματάμε vnc server και ξεκινάμε πάλ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2:11:45.203678083</meta:creation-date>
    <dc:date>2019-04-30T21:47:44.097467849</dc:date>
    <meta:editing-duration>PT3H20M36S</meta:editing-duration>
    <meta:editing-cycles>33</meta:editing-cycles>
    <meta:generator>LibreOffice/5.2.7.2$Linux_x86 LibreOffice_project/20m0$Build-2</meta:generator>
    <meta:document-statistic meta:table-count="0" meta:image-count="0" meta:object-count="0" meta:page-count="3" meta:paragraph-count="120" meta:word-count="607" meta:character-count="5067" meta:non-whitespace-character-count="4523"/>
  </office:meta>
</office:document-meta>
</file>